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78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2.139in"/>
    </style:style>
    <style:style style:name="co6" style:family="table-column">
      <style:table-column-properties fo:break-before="auto" style:column-width="0.79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f:=AND([.Q2:.Q10000])" office:value-type="boolean" office:boolean-value="true">
            <text:p>TRUE</text:p>
          </table:table-cell>
          <table:table-cell table:style-name="ce4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];[.D2:.F2];1)" office:value-type="float" office:value="0">
            <text:p>#N/A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2]);[.A2];[.M2])" office:value-type="string" office:string-value="Err:32767">
            <text:p>Err:32767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3];[.D3:.F3];1)" office:value-type="float" office:value="1">
            <text:p>1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3]);[.A3];[.M3])" office:value-type="float" office:value="1">
            <text:p>1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4];[.D4:.F4];1)" office:value-type="float" office:value="1">
            <text:p>1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5];[.D5:.F5];1)" office:value-type="float" office:value="1">
            <text:p>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6];[.D6:.F6];1)" office:value-type="float" office:value="2">
            <text:p>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6]);[.A6];[.M6])" office:value-type="float" office:value="2">
            <text:p>2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7];[.D7:.F7];1)" office:value-type="float" office:value="2">
            <text:p>2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7]);[.A7];[.M7])" office:value-type="float" office:value="2">
            <text:p>2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8];[.D8:.F8];1)" office:value-type="float" office:value="3">
            <text:p>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8]);[.A8];[.M8])" office:value-type="float" office:value="3">
            <text:p>3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9];[.D9:.F9];1)" office:value-type="float" office:value="3">
            <text:p>3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0];[.D10:.F10])" office:value-type="float" office:value="2">
            <text:p>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]);[.A10];[.M10])" office:value-type="float" office:value="2">
            <text:p>2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1];[.D11:.F11])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1]);[.A11];[.M11])" office:value-type="float" office:value="1">
            <text:p>1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3];[.D13:.F13];-1)" office:value-type="float" office:value="3">
            <text:p>3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7"/>
          <table:table-cell/>
          <table:table-cell/>
          <table:table-cell table:style-name="Default" table:formula="of:=IF(ISBLANK([.M13]);[.A13];[.M13])" office:value-type="float" office:value="3">
            <text:p>3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4];[.D14:.F14];-1)" office:value-type="float" office:value="3">
            <text:p>3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4]);[.A14];[.M14])" office:value-type="float" office:value="3">
            <text:p>3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5];[.D15:.F15];-1)" office:value-type="float" office:value="2">
            <text:p>2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5]);[.A15];[.M15])" office:value-type="float" office:value="2">
            <text:p>2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6];[.D16:.F16];-1)" office:value-type="float" office:value="2">
            <text:p>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6]);[.A16];[.M16])" office:value-type="float" office:value="2">
            <text:p>2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7];[.D17:.F17];-1)" office:value-type="float" office:value="2">
            <text:p>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7]);[.A17];[.M17])" office:value-type="float" office:value="2">
            <text:p>2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8];[.D18:.F18];-1)" office:value-type="float" office:value="1">
            <text:p>1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8]);[.A18];[.M18])" office:value-type="float" office:value="1">
            <text:p>1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9];[.D19:.F19];-1)" office:value-type="float" office:value="1">
            <text:p>1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9]);[.A19];[.M19])" office:value-type="float" office:value="1">
            <text:p>1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0];[.D20:.F20];-1)" office:value-type="float" office:value="0">
            <text:p>#N/A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20]);[.A20];[.M20])" office:value-type="string" office:string-value="Err:32767">
            <text:p>Err:32767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];[.D21:.F21];-1)" office:value-type="float" office:value="1">
            <text:p>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21]);[.A21];[.M21])" office:value-type="float" office:value="1">
            <text:p>1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2];[.D22:.F22];-1)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22]);[.A22];[.M22])" office:value-type="float" office:value="2">
            <text:p>2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4];[.D24:.F24];0)" office:value-type="float" office:value="0">
            <text:p>#N/A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24]);[.A24];[.M24])" office:value-type="string" office:string-value="Err:32767">
            <text:p>Err:32767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5];[.D25:.F25];0)" office:value-type="float" office:value="1">
            <text:p>1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25]);[.A25];[.M25])" office:value-type="float" office:value="1">
            <text:p>1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6];[.D26:.F26];0)" office:value-type="float" office:value="0">
            <text:p>#N/A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26]);[.A26];[.M26])" office:value-type="string" office:string-value="Err:32767">
            <text:p>Err:32767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7];[.D27:.F27];0)" office:value-type="float" office:value="0">
            <text:p>#N/A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27]);[.A27];[.M27])" office:value-type="string" office:string-value="Err:32767">
            <text:p>Err:32767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8];[.D28:.F28];0)" office:value-type="float" office:value="2">
            <text:p>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28]);[.A28];[.M28])" office:value-type="float" office:value="2">
            <text:p>2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9];[.D29:.F29];0)" office:value-type="float" office:value="0">
            <text:p>#N/A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29]);[.A29];[.M29])" office:value-type="string" office:string-value="Err:32767">
            <text:p>Err:32767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30];[.D30:.F30];0)" office:value-type="float" office:value="3">
            <text:p>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30]);[.A30];[.M30])" office:value-type="float" office:value="3">
            <text:p>3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1];[.D31:.F31];0)" office:value-type="float" office:value="0">
            <text:p>#N/A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31]);[.A31];[.M31])" office:value-type="string" office:string-value="Err:32767">
            <text:p>Err:32767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2];[.D32:.F32];0)" office:value-type="float" office:value="0">
            <text:p>#N/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32]);[.A32];[.M32])" office:value-type="string" office:string-value="Err:32767">
            <text:p>Err:32767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3];[.D33:.F33];0)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33]);[.A33];[.M33])" office:value-type="float" office:value="2">
            <text:p>2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4];[.D34:.F34];0)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34]);[.A34];[.M34])" office:value-type="float" office:value="2">
            <text:p>2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C37:.E37];2)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style-name="Default"/>
          <table:table-cell/>
          <table:table-cell/>
          <table:table-cell table:style-name="Default" table:formula="of:=IF(ISBLANK([.M37]);[.A37];[.M37])" office:value-type="float" office:value="6">
            <text:p>6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38:.E38];2)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38]);[.A38];[.M38])" office:value-type="float" office:value="9">
            <text:p>9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0:.F40];[.C40])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0]);[.A40];[.M40])" office:value-type="float" office:value="5">
            <text:p>5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INDEX([.D41:.F41];[.C41])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1]);[.A41];[.M41])" office:value-type="float" office:value="8">
            <text:p>8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D42:.F42];[.C42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2]);[.A42];[.M42])" office:value-type="float" office:value="6">
            <text:p>6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3:.F43];[.C43])" office:value-type="float" office:value="0">
            <text:p>#VALUE!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19</text:p>
          </table:table-cell>
          <table:table-cell/>
          <table:table-cell/>
          <table:table-cell table:style-name="Default" table:formula="of:=IF(ISBLANK([.M43]);[.A43];[.M43])" office:value-type="string" office:string-value="Err:519">
            <text:p>Err:519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4:.F44];[.C44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44]);[.A44];[.M44])" office:value-type="string" office:string-value="Err:502">
            <text:p>Err:502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DEX([.D46:.F46];[.C46])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6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6]);[.A46];[.M46])" office:value-type="float" office:value="0">
            <text:p>0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7:.F47];[.C47])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47]);[.A47];[.M47])" office:value-type="float" office:value="5">
            <text:p>5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49:.E50];2;2)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/>
          <table:table-cell table:style-name="ce7"/>
          <table:table-cell/>
          <table:table-cell/>
          <table:table-cell table:style-name="Default" table:formula="of:=IF(ISBLANK([.M49]);[.A49];[.M49])" office:value-type="float" office:value="9">
            <text:p>9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0:.E50];1;2)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0]);[.A50];[.M50])" office:value-type="float" office:value="9">
            <text:p>9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52:.G$53];[.C52];[.D52])" office:value-type="float" office:value="11">
            <text:p>1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2]);[.A52];[.M52])" office:value-type="float" office:value="11">
            <text:p>11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INDEX([.F$52:.G$53];[.C53];[.D53])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3]);[.A53];[.M53])" office:value-type="float" office:value="13">
            <text:p>13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F$52:.G$53];[.C54];[.D54])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4]);[.A54];[.M54])" office:value-type="float" office:value="12">
            <text:p>12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52:.G$53];[.C55];[.D55])" office:value-type="float" office:value="14">
            <text:p>1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5]);[.A55];[.M55])" office:value-type="float" office:value="14">
            <text:p>14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C57:.D58];1;1)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7]);[.A57];[.M57])" office:value-type="float" office:value="11">
            <text:p>11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C58:.D58];1;1)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58]);[.A58];[.M58])" office:value-type="float" office:value="12">
            <text:p>12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60:.G$61];[.C60];[.D60])" office:value-type="float" office:value="11">
            <text:p>1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60]);[.A60];[.M60])" office:value-type="float" office:value="11">
            <text:p>11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61:.G$61];[.C61];[.D61])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61]);[.A61];[.M61])" office:value-type="float" office:value="14">
            <text:p>14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3:.G63];[.D63];[.C63])" office:value-type="float" office:value="0">
            <text:p>Err:50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63]);[.A63];[.M63])" office:value-type="string" office:string-value="Err:502">
            <text:p>Err:502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4:.G64];0;[.C64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64]);[.A64];[.M64])" office:value-type="float" office:value="11">
            <text:p>11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5:.G65];[.D65];[.C65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65]);[.A65];[.M65])" office:value-type="float" office:value="11">
            <text:p>11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6:.G66];[.D66];[.C66])" office:value-type="float" office:value="0">
            <text:p>Err:50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66]);[.A66];[.M66])" office:value-type="string" office:string-value="Err:502">
            <text:p>Err:502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68];[.D68])" office:value-type="float" office:value="0">
            <text:p>Err:50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68]);[.A68];[.M68])" office:value-type="string" office:string-value="Err:502">
            <text:p>Err:502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69];0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69]);[.A69];[.M69])" office:value-type="float" office:value="11">
            <text:p>11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70];[.D70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70]);[.A70];[.M70])" office:value-type="float" office:value="11">
            <text:p>11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71];[.D71])" office:value-type="float" office:value="0">
            <text:p>Err:50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71]);[.A71];[.M71])" office:value-type="string" office:string-value="Err:502">
            <text:p>Err:502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3];1)" office:value-type="float" office:value="0">
            <text:p>Err:502</text:p>
          </table:table-cell>
          <table:table-cell table:style-name="ce5" office:value-type="float" office:value="-1">
            <text:p>-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73]);[.A73];[.M73])" office:value-type="string" office:string-value="Err:502">
            <text:p>Err:502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4];1)" office:value-type="float" office:value="0">
            <text:p>#VALUE!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519</text:p>
          </table:table-cell>
          <table:table-cell/>
          <table:table-cell/>
          <table:table-cell table:style-name="Default" table:formula="of:=IF(ISBLANK([.M74]);[.A74];[.M74])" office:value-type="string" office:string-value="Err:519">
            <text:p>Err:519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5:.F$76];[.C75];1)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75]);[.A75];[.M75])" office:value-type="float" office:value="11">
            <text:p>11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E$75:.F$76];[.C76];1)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76]);[.A76];[.M76])" office:value-type="float" office:value="12">
            <text:p>12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7];1)" office:value-type="float" office:value="0">
            <text:p>Err:502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77]);[.A77];[.M77])" office:value-type="string" office:string-value="Err:502">
            <text:p>Err:502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one</text:p>
          </table:table-cell>
          <table:table-cell table:formula="of:=INDEX([.D79:.E79];[.C79])" office:value-type="string" office:string-value="one">
            <text:p>o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one</text:p>
          </table:table-cell>
          <table:table-cell table:style-name="ce5" office:value-type="string">
            <text:p>two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/>
          <table:table-cell table:style-name="Default"/>
          <table:table-cell/>
          <table:table-cell/>
          <table:table-cell table:style-name="Default" table:formula="of:=IF(ISBLANK([.M79]);[.A79];[.M79])" office:value-type="string" office:string-value="one">
            <text:p>one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wo</text:p>
          </table:table-cell>
          <table:table-cell table:formula="of:=INDEX([.D80:.E80];[.C80])" office:value-type="string" office:string-value="two">
            <text:p>two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one</text:p>
          </table:table-cell>
          <table:table-cell table:style-name="ce5" office:value-type="string">
            <text:p>two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80]);[.A80];[.M80])" office:value-type="string" office:string-value="two">
            <text:p>two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2];[.D82:.F82];[.G82:.I82])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style-name="ce7"/>
          <table:table-cell/>
          <table:table-cell/>
          <table:table-cell table:style-name="Default" table:formula="of:=IF(ISBLANK([.M82]);[.A82];[.M82])" office:value-type="float" office:value="12">
            <text:p>1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3];[.D83:.F83];[.G83:.I83])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83]);[.A83];[.M83])" office:value-type="float" office:value="11">
            <text:p>11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4];[.D84:.F84];[.G84:.I84])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84]);[.A84];[.M84])" office:value-type="float" office:value="12">
            <text:p>12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85];[.D85:.F85];[.G85:.I85])" office:value-type="float" office:value="0">
            <text:p>#N/A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85]);[.A85];[.M85])" office:value-type="string" office:string-value="Err:32767">
            <text:p>Err:32767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7];[.D$87:.D$89];[.E$87:.E$89])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/>
          <table:table-cell table:style-name="ce7"/>
          <table:table-cell/>
          <table:table-cell/>
          <table:table-cell table:style-name="Default" table:formula="of:=IF(ISBLANK([.M87]);[.A87];[.M87])" office:value-type="float" office:value="11">
            <text:p>11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8];[.D$87:.D$89];[.E$87:.E$89])" office:value-type="float" office:value="12">
            <text:p>12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88]);[.A88];[.M88])" office:value-type="float" office:value="12">
            <text:p>12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9];[.D$87:.D$89];[.E$87:.E$89])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89]);[.A89];[.M89])" office:value-type="float" office:value="12">
            <text:p>12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0];[.D$87:.D$89];[.E$87:.E$89])" office:value-type="float" office:value="0">
            <text:p>#N/A</text:p>
          </table:table-cell>
          <table:table-cell table:style-name="ce5" office:value-type="float" office:value="9">
            <text:p>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Default" table:formula="of:=IF(ISBLANK([.M90]);[.A90];[.M90])" office:value-type="string" office:string-value="Err:32767">
            <text:p>Err:32767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2];[.D$92:.G$94])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/>
          <table:table-cell table:style-name="Default"/>
          <table:table-cell/>
          <table:table-cell/>
          <table:table-cell table:style-name="Default" table:formula="of:=IF(ISBLANK([.M92]);[.A92];[.M92])" office:value-type="float" office:value="22">
            <text:p>22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3];[.D$92:.G$94])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93]);[.A93];[.M93])" office:value-type="float" office:value="23">
            <text:p>23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4];[.D$92:.G$94]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94]);[.A94];[.M94])" office:value-type="float" office:value="23">
            <text:p>23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96];[.D$96:.F$98])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1">
            <text:p>21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/>
          <table:table-cell table:style-name="ce7"/>
          <table:table-cell/>
          <table:table-cell/>
          <table:table-cell table:style-name="Default" table:formula="of:=IF(ISBLANK([.M96]);[.A96];[.M96])" office:value-type="float" office:value="21">
            <text:p>21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7];[.D$96:.F$98])" office:value-type="float" office:value="22">
            <text:p>22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97]);[.A97];[.M97])" office:value-type="float" office:value="22">
            <text:p>22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8];[.D$96:.F$98])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98]);[.A98];[.M98])" office:value-type="float" office:value="22">
            <text:p>22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0];[.D$100:.F$103])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1">
            <text:p>21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/>
          <table:table-cell table:style-name="ce7"/>
          <table:table-cell/>
          <table:table-cell/>
          <table:table-cell table:style-name="Default" table:formula="of:=IF(ISBLANK([.M100]);[.A100];[.M100])" office:value-type="float" office:value="21">
            <text:p>21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1];[.D$100:.F$103])" office:value-type="float" office:value="22">
            <text:p>22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1]);[.A101];[.M101])" office:value-type="float" office:value="22">
            <text:p>22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2];[.D$100:.F$103])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2]);[.A102];[.M102])" office:value-type="float" office:value="22">
            <text:p>22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3];[.D$100:.F$103])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4">
            <text:p>24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3]);[.A103];[.M103])" office:value-type="float" office:value="23">
            <text:p>23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HLOOKUP([.C105];[.D$105:.G$107];3)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style-name="ce7"/>
          <table:table-cell/>
          <table:table-cell/>
          <table:table-cell table:style-name="Default" table:formula="of:=IF(ISBLANK([.M105]);[.A105];[.M105])" office:value-type="float" office:value="22">
            <text:p>22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6];[.D$105:.G$107];3)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6]);[.A106];[.M106])" office:value-type="float" office:value="23">
            <text:p>23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7];[.D$105:.G$107];3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7]);[.A107];[.M107])" office:value-type="float" office:value="23">
            <text:p>23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HLOOKUP([.C108];[.D$105:.G$107];[.D108])" office:value-type="float" office:value="20">
            <text:p>2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8]);[.A108];[.M108])" office:value-type="float" office:value="20">
            <text:p>20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HLOOKUP([.C109];[.D$105:.G$107];[.D109])" office:value-type="float" office:value="13">
            <text:p>1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09]);[.A109];[.M109])" office:value-type="float" office:value="13">
            <text:p>13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0];[.D$105:.G$107];[.D110]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10]);[.A110];[.M110])" office:value-type="float" office:value="23">
            <text:p>23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1];[.D$105:.G$107];[.D111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111]);[.A111];[.M111])" office:value-type="string" office:string-value="Err:502">
            <text:p>Err:502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2];[.D$105:.G$107];[.D112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112]);[.A112];[.M112])" office:value-type="string" office:string-value="Err:502">
            <text:p>Err:502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VLOOKUP([.C114];[.D$114:.F$116];3)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1">
            <text:p>21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style-name="ce7"/>
          <table:table-cell/>
          <table:table-cell/>
          <table:table-cell table:style-name="Default" table:formula="of:=IF(ISBLANK([.M114]);[.A114];[.M114])" office:value-type="float" office:value="22">
            <text:p>22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15];[.D$114:.F$116];3)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15]);[.A115];[.M115])" office:value-type="float" office:value="23">
            <text:p>23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16];[.D$114:.F$116];3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16]);[.A116];[.M116])" office:value-type="float" office:value="23">
            <text:p>23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VLOOKUP([.C117];[.D$114:.F$116];[.D117])" office:value-type="float" office:value="20">
            <text:p>2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17]);[.A117];[.M117])" office:value-type="float" office:value="20">
            <text:p>20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VLOOKUP([.C118];[.D$114:.F$116];[.D118])" office:value-type="float" office:value="13">
            <text:p>1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18]);[.A118];[.M118])" office:value-type="float" office:value="13">
            <text:p>13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19];[.D$114:.F$116];[.D119]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19]);[.A119];[.M119])" office:value-type="float" office:value="23">
            <text:p>23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20];[.D$114:.F$116];[.D120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120]);[.A120];[.M120])" office:value-type="string" office:string-value="Err:502">
            <text:p>Err:502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21];[.D$114:.F$116];[.D121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121]);[.A121];[.M121])" office:value-type="string" office:string-value="Err:502">
            <text:p>Err:502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HOOSE([.C123];[.D123];[.E123];[.F123])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style-name="ce7"/>
          <table:table-cell/>
          <table:table-cell/>
          <table:table-cell table:style-name="Default" table:formula="of:=IF(ISBLANK([.M123]);[.A123];[.M123])" office:value-type="float" office:value="11">
            <text:p>11</text:p>
          </table:table-cell>
          <table:table-cell table:style-name="Default"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HOOSE([.C124];[.D124];[.E124];[.F124])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24]);[.A124];[.M124])" office:value-type="float" office:value="22">
            <text:p>22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3">
            <text:p>33</text:p>
          </table:table-cell>
          <table:table-cell table:formula="of:=CHOOSE([.C125];[.D125];[.E125];[.F125])" office:value-type="float" office:value="33">
            <text:p>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25]);[.A125];[.M125])" office:value-type="float" office:value="33">
            <text:p>33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26];[.D126];[.E126];[.F126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126]);[.A126];[.M126])" office:value-type="string" office:string-value="Err:502">
            <text:p>Err:502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27];[.D127];[.E127];[.F127])" office:value-type="float" office:value="0">
            <text:p>Err:5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Default" table:formula="of:=IF(ISBLANK([.M127]);[.A127];[.M127])" office:value-type="string" office:string-value="Err:502">
            <text:p>Err:502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HOOSE([.C128];[.D128];[.E128];[.F128])" office:value-type="float" office:value="12">
            <text:p>12</text:p>
          </table:table-cell>
          <table:table-cell table:style-name="ce5" office:value-type="float" office:value="2.99">
            <text:p>2.9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28]);[.A128];[.M128])" office:value-type="float" office:value="12">
            <text:p>12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872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8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3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-</number:text>
      <number:number number:decimal-places="3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4" number:min-integer-digits="1" number:grouping="true"/>
      <number:text> </number:text>
    </number:number-style>
    <number:number-style style:name="N160P1" style:volatile="true">
      <number:text> -</number:text>
      <number:number number:decimal-places="4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5" number:min-integer-digits="1" number:grouping="true"/>
      <number:text> </number:text>
    </number:number-style>
    <number:number-style style:name="N163P1" style:volatile="true">
      <number:text> -</number:text>
      <number:number number:decimal-places="5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6" number:min-integer-digits="1" number:grouping="true"/>
      <number:text> </number:text>
    </number:number-style>
    <number:number-style style:name="N166P1" style:volatile="true">
      <number:text> -</number:text>
      <number:number number:decimal-places="6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number number: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number number:decimal-places="2" number:min-integer-digits="1" number:grouping="true"/>
      <number:text> </number:text>
    </number:number-style>
    <number:number-style style:name="N185P1" style:volatile="true">
      <number:text> (</number:text>
      <number:number number:decimal-places="2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9-05-05T19:02:19</dc:date>
    <meta:editing-cycles>5</meta:editing-cycles>
    <meta:editing-duration>PT01H58M40S</meta:editing-duration>
    <dc:creator>Vladimir Korenev</dc:creator>
    <meta:document-statistic meta:table-count="1" meta:cell-count="1147" meta:object-count="0"/>
    <meta:user-defined meta:name="Info 1"/>
    <meta:user-defined meta:name="Info 2"/>
    <meta:user-defined meta:name="Info 3"/>
    <meta:user-defined meta:name="Info 4"/>
  </office:meta>
</office:document-meta>
</file>